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fo:margin-top="0cm" fo:margin-bottom="0.199cm" table:align="margins"/>
    </style:style>
    <style:style style:name="Tableau2.A" style:family="table-column">
      <style:table-column-properties style:column-width="9.79cm" style:rel-column-width="5550*"/>
    </style:style>
    <style:style style:name="Tableau2.B" style:family="table-column">
      <style:table-column-properties style:column-width="8.213cm" style:rel-column-width="4656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8.019cm" fo:margin-top="0.199cm" fo:margin-bottom="0.199cm" table:align="margins" fo:background-color="transparent">
        <style:background-image/>
      </style:table-properties>
    </style:style>
    <style:style style:name="Tableau1.A" style:family="table-column">
      <style:table-column-properties style:column-width="2.672cm" style:rel-column-width="21836*"/>
    </style:style>
    <style:style style:name="Tableau1.B" style:family="table-column">
      <style:table-column-properties style:column-width="2.674cm" style:rel-column-width="21849*"/>
    </style:style>
    <style:style style:name="Tableau1.C" style:family="table-column">
      <style:table-column-properties style:column-width="2.674cm" style:rel-column-width="21850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eeeeee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8.019cm" fo:margin-top="0.199cm" fo:margin-bottom="0.199cm" table:align="margins" fo:background-color="transparent">
        <style:background-image/>
      </style:table-properties>
    </style:style>
    <style:style style:name="Tableau1.A" style:family="table-column">
      <style:table-column-properties style:column-width="2.672cm" style:rel-column-width="21836*"/>
    </style:style>
    <style:style style:name="Tableau1.B" style:family="table-column">
      <style:table-column-properties style:column-width="2.674cm" style:rel-column-width="21849*"/>
    </style:style>
    <style:style style:name="Tableau1.C" style:family="table-column">
      <style:table-column-properties style:column-width="2.674cm" style:rel-column-width="21850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eeeeee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a809b" officeooo:paragraph-rsid="001a809b"/>
    </style:style>
    <style:style style:name="P2" style:family="paragraph" style:parent-style-name="Table_20_Contents">
      <style:paragraph-properties fo:text-align="center" style:justify-single-word="false"/>
      <style:text-properties officeooo:rsid="001a809b" officeooo:paragraph-rsid="001a809b"/>
    </style:style>
    <style:style style:name="P3" style:family="paragraph" style:parent-style-name="Table_20_Contents">
      <style:paragraph-properties fo:text-align="center" style:justify-single-word="false"/>
      <style:text-properties officeooo:rsid="001d6073" officeooo:paragraph-rsid="001d6073"/>
    </style:style>
    <style:style style:name="P4" style:family="paragraph" style:parent-style-name="Heading_20_1" style:master-page-name="Standard">
      <style:paragraph-properties style:page-number="auto"/>
      <style:text-properties officeooo:rsid="001a809b" officeooo:paragraph-rsid="001a809b"/>
    </style:style>
    <style:style style:name="P5" style:family="paragraph" style:parent-style-name="Heading_20_2" style:list-style-name=""/>
    <style:style style:name="P6" style:family="paragraph" style:parent-style-name="Heading_20_2">
      <style:text-properties officeooo:rsid="001a809b"/>
    </style:style>
    <style:style style:name="P7" style:family="paragraph" style:parent-style-name="Preformatted_20_Text">
      <style:text-properties officeooo:rsid="001d6073" officeooo:paragraph-rsid="001d6073"/>
    </style:style>
    <style:style style:name="P8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Preformatted_20_Text">
      <style:text-properties fo:language="zxx" fo:country="none" officeooo:paragraph-rsid="001d6073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rsid="001d6073" officeooo:paragraph-rsid="001d6073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01d6073" officeooo:paragraph-rsid="001d6073"/>
    </style:style>
    <style:style style:name="P12" style:family="paragraph" style:parent-style-name="Text_20_body">
      <style:text-properties fo:font-weight="bold" officeooo:rsid="001a809b" officeooo:paragraph-rsid="001d6073" style:font-weight-asian="bold" style:font-weight-complex="bold"/>
    </style:style>
    <style:style style:name="P13" style:family="paragraph" style:parent-style-name="Text_20_body">
      <style:text-properties fo:font-weight="bold" officeooo:rsid="001d6073" officeooo:paragraph-rsid="001a809b" style:font-weight-asian="bold" style:font-weight-complex="bold"/>
    </style:style>
    <style:style style:name="T1" style:family="text">
      <style:text-properties officeooo:rsid="001d6073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weight="bold" officeooo:rsid="001d6073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Evaluation <text:span text:style-name="T1">2</text:span> - module : <text:span text:style-name="T1">Entrées</text:span></text:h>
      <text:h text:style-name="Heading_20_2" text:outline-level="2">Exercice 1</text:h>
      <text:p text:style-name="P1">Corriger l’algorithme suivant qui calcule <text:span text:style-name="T1">et affiche </text:span>l<text:span text:style-name="T1">e</text:span> <text:span text:style-name="T1">minimum </text:span><text:span text:style-name="T3">m</text:span> de deux entiers a et <text:span text:style-name="T2">b</text:span>. Puis dresser son TDO.</text:p>
      <text:p text:style-name="P7">a ← Lire() ; Écrire("Donner a ? ")</text:p>
      <text:p text:style-name="P7">b ← Lire("Donner b ? ")</text:p>
      <text:p text:style-name="P7">m ← (a + b – abs(a – b)) / 2</text:p>
      <text:p text:style-name="Preformatted_20_Text">Écrire(<text:span text:style-name="T1">m</text:span> = <text:span text:style-name="T1">m</text:span>)</text:p>
      <text:h text:style-name="Heading_20_2" text:outline-level="2">Exercice 2</text:h>
      <text:p text:style-name="P11">Corriger l’algorithme suivant et dresser son TDO.</text:p>
      <text:p text:style-name="P7">Algorithme Inconnu</text:p>
      <text:p text:style-name="P7">Début</text:p>
      <text:p text:style-name="P7"><text:s text:c="2"/>Lire("x") ; Écrire("Donner x ? ")</text:p>
      <text:p text:style-name="P7"><text:s text:c="2"/>Lire("y") ; Écrire("Donner y ? ")</text:p>
      <text:p text:style-name="P7"><text:s text:c="2"/>(x ≥ y) * x + (y &gt; x) * y → max</text:p>
      <text:p text:style-name="P7"><text:s text:c="2"/>Lire("minimum(x, y) = max")</text:p>
      <text:p text:style-name="P7">Fin</text:p>
      <text:h text:style-name="Heading_20_2" text:outline-level="2">Exercice 3</text:h>
      <text:p text:style-name="P11">Soient les instructions Python suivante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<text:span text:style-name="T1">x</text:span> <text:span text:style-name="T1">= float(input("x ? "))</text:span></text:p>
            <text:p text:style-name="P9"><text:span text:style-name="T1">y</text:span> <text:span text:style-name="T1">= int(input("y ? "))</text:span></text:p>
            <text:p text:style-name="P9"><text:span text:style-name="T1">z</text:span> <text:span text:style-name="T1">= input("x ? ")</text:span></text:p>
            <text:p text:style-name="P10">a = x * x</text:p>
            <text:p text:style-name="P10">b = x * y</text:p>
            <text:p text:style-name="P10">c = y * z</text:p>
            <text:p text:style-name="P10">d = x + y</text:p>
            <text:p text:style-name="P10">e = z + str(y) + str(x)</text:p>
            <text:p text:style-name="P12">Compléter le tableau suivant par la valeur et le type de chaque objet <text:span text:style-name="T1">étant donné les valeurs suivantes :</text:span></text:p>
            <text:p text:style-name="Preformatted_20_Text">x ? 4</text:p>
            <text:p text:style-name="Preformatted_20_Text">y ? 3</text:p>
            <text:p text:style-name="Preformatted_20_Text">z ? 27</text:p>
          </table:table-cell>
          <table:table-cell table:style-name="Tableau2.A1" office:value-type="string"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row table:style-name="Tableau1.1">
                <table:table-cell table:style-name="Tableau1.A1" office:value-type="string">
                  <text:p text:style-name="P2">Objet</text:p>
                </table:table-cell>
                <table:table-cell table:style-name="Tableau1.A1" office:value-type="string">
                  <text:p text:style-name="P2">Valeur</text:p>
                </table:table-cell>
                <table:table-cell table:style-name="Tableau1.C1" office:value-type="string">
                  <text:p text:style-name="P2">Type</text:p>
                </table:table-cell>
              </table:table-row>
              <table:table-row>
                <table:table-cell table:style-name="Tableau1.A2" office:value-type="string">
                  <text:p text:style-name="P2">a</text:p>
                </table:table-cell>
                <table:table-cell table:style-name="Tableau1.B2" office:value-type="string">
                  <text:p text:style-name="Table_20_Contents"/>
                </table:table-cell>
                <table:table-cell table:style-name="Tableau1.C2" office:value-type="string">
                  <text:p text:style-name="Table_20_Contents"/>
                </table:table-cell>
              </table:table-row>
              <table:table-row>
                <table:table-cell table:style-name="Tableau1.A2" office:value-type="string">
                  <text:p text:style-name="P3">b</text:p>
                </table:table-cell>
                <table:table-cell table:style-name="Tableau1.B3" office:value-type="string">
                  <text:p text:style-name="Table_20_Contents"/>
                </table:table-cell>
                <table:table-cell table:style-name="Tableau1.C3" office:value-type="string">
                  <text:p text:style-name="Table_20_Contents"/>
                </table:table-cell>
              </table:table-row>
              <table:table-row>
                <table:table-cell table:style-name="Tableau1.A2" office:value-type="string">
                  <text:p text:style-name="P3">c</text:p>
                </table:table-cell>
                <table:table-cell table:style-name="Tableau1.B4" office:value-type="string">
                  <text:p text:style-name="Table_20_Contents"/>
                </table:table-cell>
                <table:table-cell table:style-name="Tableau1.C4" office:value-type="string">
                  <text:p text:style-name="Table_20_Contents"/>
                </table:table-cell>
              </table:table-row>
              <table:table-row>
                <table:table-cell table:style-name="Tableau1.A2" office:value-type="string">
                  <text:p text:style-name="P3">d</text:p>
                </table:table-cell>
                <table:table-cell table:style-name="Tableau1.B5" office:value-type="string">
                  <text:p text:style-name="Table_20_Contents"/>
                </table:table-cell>
                <table:table-cell table:style-name="Tableau1.C5" office:value-type="string">
                  <text:p text:style-name="Table_20_Contents"/>
                </table:table-cell>
              </table:table-row>
              <table:table-row>
                <table:table-cell table:style-name="Tableau1.A6" office:value-type="string">
                  <text:p text:style-name="P3">e</text:p>
                </table:table-cell>
                <table:table-cell table:style-name="Tableau1.B6" office:value-type="string">
                  <text:p text:style-name="Table_20_Contents"/>
                </table:table-cell>
                <table:table-cell table:style-name="Tableau1.C6" office:value-type="string">
                  <text:p text:style-name="Table_20_Contents"/>
                </table:table-cell>
              </table:table-row>
            </table:table>
            <text:h text:style-name="P5" text:outline-level="2"/>
          </table:table-cell>
        </table:table-row>
      </table:table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1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1:51:18.143000000</meta:creation-date>
    <dc:title>BookAntiqua Modèle</dc:title>
    <meta:generator>LibreOffice/7.6.0.3$Windows_X86_64 LibreOffice_project/69edd8b8ebc41d00b4de3915dc82f8f0fc3b6265</meta:generator>
    <meta:editing-duration>PT32M27S</meta:editing-duration>
    <meta:editing-cycles>3</meta:editing-cycles>
    <dc:date>2023-09-29T11:48:21.266000000</dc:date>
    <meta:document-statistic meta:table-count="2" meta:image-count="0" meta:object-count="0" meta:page-count="1" meta:paragraph-count="38" meta:word-count="182" meta:character-count="782" meta:non-whitespace-character-count="628"/>
    <meta:template xlink:type="simple" xlink:actuate="onRequest" xlink:title="BookAntiqua Modèle" xlink:href="file:///C:/Users/Cyberbox/AppData/Roaming/LibreOffice/4/user/template/BookAntiqua%20Modèle.ott" meta:date="2023-09-24T11:51:16.940000000"/>
  </office:meta>
</office:document-meta>
</file>